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'Liberation Sans', Roboto, N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74e0" officeooo:paragraph-rsid="00066fbe"/>
    </style:style>
    <style:style style:name="P2" style:family="paragraph" style:parent-style-name="Standard">
      <style:text-properties officeooo:rsid="00209dd3" officeooo:paragraph-rsid="00066fbe"/>
    </style:style>
    <style:style style:name="P3" style:family="paragraph" style:parent-style-name="Standard">
      <style:text-properties officeooo:rsid="001fc78d" officeooo:paragraph-rsid="00066fbe"/>
    </style:style>
    <style:style style:name="P4" style:family="paragraph" style:parent-style-name="Standard">
      <style:text-properties officeooo:rsid="00066fbe" officeooo:paragraph-rsid="00066fbe"/>
    </style:style>
    <style:style style:name="T1" style:family="text">
      <style:text-properties officeooo:rsid="001f840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66fbe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ar HR Manager,</text:p>
      <text:p text:style-name="P1"/>
      <text:p text:style-name="P1">Your recent advertisement for <text:span text:style-name="T3">Marketing Executive </text:span><text:s/>I am confident that my +5 years experience as a successful object oriented <text:span text:style-name="T3">Digital Account Manager</text:span> will provide the capabilities you are looking for. I am forwarding my resume for your review and consideration.</text:p>
      <text:p text:style-name="P1"><text:span text:style-name="T2"/></text:p>
      <text:p text:style-name="P1"><text:span text:style-name="T2">Motivation for applying for the position is,</text:span></text:p>
      <text:p text:style-name="P1"/>
      <text:p text:style-name="P4">Establish, develop and maintain business relationships with current customers and prospective customers in the assigned market segment to generate new business for the organization’s services.</text:p>
      <text:p text:style-name="P4">Targeting and registering customers through online and other digital media channels.</text:p>
      <text:p text:style-name="P4">Communicate with existing and prospective customers via online or via social networks or any other way to convert the prospects to customers.</text:p>
      <text:p text:style-name="P4">Provide creative ideas for content marketing for the company website, promotions, advertisement, and direct coupons.</text:p>
      <text:p text:style-name="P4">Plan and monitor the ongoing company presence on social media (Twitter, Facebook, Instagram etc.)</text:p>
      <text:p text:style-name="P4">Must follow the criteria &amp; conditions for advertisement standards and advertising terms.</text:p>
      <text:p text:style-name="P4">Negotiate with Corporate and get the best package for the benefit of the Company.</text:p>
      <text:p text:style-name="P4">Prepare the Market Strategy &amp; to take into consideration the performance of our competitor.</text:p>
      <text:p text:style-name="P4">Preparing relevant reports on ad hoc basis.</text:p>
      <text:p text:style-name="P4">Undertake any other duties as per requirement.</text:p>
      <text:p text:style-name="P3"/>
      <text:p text:style-name="P1"/>
      <text:p text:style-name="P1">I have proved and continue to prove myself as a high-energy professional with an unrelenting focus on delivering and improving the customer experience. A passion for developing my team coupled with strong motivational skills have resulted in increased overall employee productivity and satisfaction.</text:p>
      <text:p text:style-name="P1"/>
      <text:p text:style-name="P1">I would welcome the opportunity to have an in-depth interview to discuss the contribution I could make to your company. Give me chance I will not let you down.</text:p>
      <text:p text:style-name="P1"/>
      <text:p text:style-name="P1"/>
      <text:p text:style-name="P1"/>
      <text:p text:style-name="P1"/>
      <text:p text:style-name="P1"/>
      <text:p text:style-name="P1">Applicant </text:p>
      <text:p text:style-name="P1">Bharat Shah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'Liberation Sans', Roboto, Noto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5:56:42.041123149</meta:creation-date>
    <dc:date>2019-02-16T16:12:29.963690297</dc:date>
    <meta:editing-duration>PT5M25S</meta:editing-duration>
    <meta:editing-cycles>1</meta:editing-cycles>
    <meta:document-statistic meta:table-count="0" meta:image-count="0" meta:object-count="0" meta:page-count="1" meta:paragraph-count="17" meta:word-count="266" meta:character-count="1779" meta:non-whitespace-character-count="1528"/>
    <meta:generator>LibreOffice/5.1.6.2$Linux_X86_64 LibreOffice_project/10m0$Build-2</meta:generator>
  </office:meta>
</office:document-meta>
</file>